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sfmono-regular" svg:font-family="sfmono-regular, Consolas, 'liberation mono', Menlo, Courier, monospace"/>
    <style:font-face style:name="udemy sans" svg:font-family="'udemy sans', 'sf pro text', apple-system, BlinkMacSystemFont, Roboto,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1c1d1f" style:font-name="sfmono-regular" fo:font-size="10.5pt" fo:letter-spacing="normal" fo:font-style="normal" fo:font-weight="normal" loext:padding="0in" loext:border="none"/>
    </style:style>
    <style:style style:name="P2" style:family="paragraph" style:parent-style-name="Preformatted_20_Text">
      <style:paragraph-properties fo:margin-left="0in" fo:margin-right="0in" fo:margin-top="0in" fo:margin-bottom="0in" loext:contextual-spacing="false" fo:orphans="2" fo:widows="2" fo:text-indent="0in" style:auto-text-indent="false" fo:padding="0in" fo:border="none"/>
      <style:text-properties fo:font-variant="normal" fo:text-transform="none" fo:color="#1c1d1f" fo:letter-spacing="normal" loext:padding="0in" loext:border="none"/>
    </style:style>
    <style:style style:name="P3"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1c1d1f" style:font-name="udemy sans" fo:font-size="10.5pt" fo:letter-spacing="normal" fo:font-style="normal" fo:font-weight="normal"/>
    </style:style>
    <style:style style:name="P4" style:family="paragraph" style:parent-style-name="Text_20_body">
      <style:paragraph-properties fo:margin-left="0in" fo:margin-right="0in" fo:margin-top="0in" fo:margin-bottom="0in" loext:contextual-spacing="false" fo:orphans="2" fo:widows="2" fo:text-indent="0in" style:auto-text-indent="false" fo:padding="0in" fo:border="none"/>
    </style:style>
    <style:style style:name="T1" style:family="text">
      <style:text-properties fo:color="#b4690e"/>
    </style:style>
    <style:style style:name="T2" style:family="text">
      <style:text-properties fo:color="#2d907f"/>
    </style:style>
    <style:style style:name="T3" style:family="text">
      <style:text-properties fo:color="#2d907f" style:font-name="sfmono-regular" fo:font-size="10.5pt" fo:font-style="normal" fo:font-weight="normal"/>
    </style:style>
    <style:style style:name="T4" style:family="text">
      <style:text-properties fo:font-variant="normal" fo:text-transform="none" fo:color="#1c1d1f" style:font-name="udemy sans" fo:font-size="10.5pt" fo:letter-spacing="normal" fo:font-style="normal" fo:font-weight="normal"/>
    </style:style>
    <style:style style:name="T5" style:family="text">
      <style:text-properties fo:font-variant="normal" fo:text-transform="none" fo:color="#1c1d1f" style:font-name="udemy sans" fo:font-size="10.5pt" fo:letter-spacing="normal" fo:font-style="normal" fo:font-weight="normal" loext:padding="0in" loext:border="none"/>
    </style:style>
    <style:style style:name="T6" style:family="text">
      <style:text-properties fo:font-variant="normal" fo:text-transform="none" fo:color="#b4690e" style:font-name="sfmono-regular" fo:font-size="9pt" fo:letter-spacing="normal" fo:font-style="normal" fo:font-weight="normal" fo:background-color="#ffffff" loext:char-shading-value="0" loext:padding="0.0193in" loext:border="0.06pt solid #d1d7dc"/>
    </style:style>
    <style:style style:name="T7" style:family="text">
      <style:text-properties fo:font-variant="normal" fo:text-transform="none" fo:color="#b4690e" style:font-name="sfmono-regular" fo:font-size="9pt" fo:letter-spacing="normal" fo:font-style="normal" fo:font-weight="normal" fo:background-color="#ffffff" loext:char-shading-value="0" loext:padding="0in" loext:border="none"/>
    </style:style>
    <style:style style:name="T8" style:family="text">
      <style:text-properties fo:font-variant="normal" fo:text-transform="none" fo:color="#5624d0" style:font-name="udemy sans" fo:font-size="10.5pt" fo:letter-spacing="normal" fo:font-style="normal" style:text-underline-style="solid" style:text-underline-width="auto" style:text-underline-color="font-color" fo:font-weight="normal" loext:padding="0in" loext:border="none"/>
    </style:style>
    <style:style style:name="T9" style:family="text">
      <style:text-properties style:font-name="sfmono-regular" fo:font-size="10.5pt"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here is an issue with permissions in regards to Linux hosts (which includes Windows WSL2) and volumes. It can be solved by doing the following:</text:p>
      <text:p text:style-name="P4"/>
      <text:p text:style-name="P1">FROM node:alpine USER node RUN mkdir -p /home/node/appWORKDIR /home/node/app COPY --chown=node:node ./<text:span text:style-name="T1">package</text:span>.json ./RUN npm installCOPY --chown=node:node ./ ./ CMD [<text:span text:style-name="T2">"npm"</text:span>, <text:span text:style-name="T2">"start"</text:span>]</text:p>
      <text:p text:style-name="P4"/>
      <text:p text:style-name="P4"><text:span text:style-name="Strong_20_Emphasis"><text:span text:style-name="T5">Changes needed for Docker run command:</text:span></text:span></text:p>
      <text:p text:style-name="P4"><text:span text:style-name="T4">Remember to update the working directory paths in your </text:span><text:span text:style-name="Strong_20_Emphasis"><text:span text:style-name="T5">docker run</text:span></text:span><text:span text:style-name="T4"> command to </text:span><text:span text:style-name="Strong_20_Emphasis"><text:span text:style-name="T5">/home/node/app </text:span></text:span><text:span text:style-name="T4">instead of just</text:span><text:span text:style-name="Strong_20_Emphasis"><text:span text:style-name="T5"> /app</text:span></text:span></text:p>
      <text:p text:style-name="P3">eg:</text:p>
      <text:p text:style-name="P4"><text:span text:style-name="Source_20_Text"><text:span text:style-name="T6">docker run -it -p 3000:3000 -v </text:span></text:span><text:span text:style-name="Source_20_Text"><text:span text:style-name="Strong_20_Emphasis"><text:span text:style-name="T7">/home/node/app/</text:span></text:span></text:span><text:span text:style-name="Source_20_Text"><text:span text:style-name="T6">node_modules -v ~/my-project-directory:</text:span></text:span><text:span text:style-name="Source_20_Text"><text:span text:style-name="Strong_20_Emphasis"><text:span text:style-name="T7">/home/node/app</text:span></text:span></text:span><text:span text:style-name="Source_20_Text"><text:span text:style-name="T6"> IMAGE_ID</text:span></text:span></text:p>
      <text:p text:style-name="P4"/>
      <text:p text:style-name="P4"><text:span text:style-name="Strong_20_Emphasis"><text:span text:style-name="T5">Changes needed for Docker Compose - Single Container project</text:span></text:span></text:p>
      <text:p text:style-name="P3">When we refactor to use Docker Compose, remember to update the working directory paths in your compose file:</text:p>
      <text:p text:style-name="P3">volumes:</text:p>
      <text:p text:style-name="P2"><text:s text:c="4"/><text:span text:style-name="T9">volumes: <text:s text:c="5"/>- </text:span><text:span text:style-name="T3">/home/</text:span><text:span text:style-name="T9">node/app/node_modules <text:s text:c="5"/>- .:</text:span><text:span text:style-name="T3">/home/</text:span><text:span text:style-name="T9">node/app</text:span></text:p>
      <text:p text:style-name="P4"/>
      <text:p text:style-name="P4"><text:span text:style-name="Strong_20_Emphasis"><text:span text:style-name="T5">Changes needed for Docker Compose - Multi Container project:</text:span></text:span></text:p>
      <text:p text:style-name="P3">Remember to update the client service's working directory paths in your compose file:</text:p>
      <text:p text:style-name="P4"/>
      <text:p text:style-name="P2"><text:s text:c="4"/><text:span text:style-name="T9">volumes: <text:s text:c="5"/>- </text:span><text:span text:style-name="T3">/home/</text:span><text:span text:style-name="T9">node/app/node_modules <text:s text:c="5"/>- ./client:</text:span><text:span text:style-name="T3">/home/</text:span><text:span text:style-name="T9">node/app</text:span></text:p>
      <text:p text:style-name="P4"/>
      <text:p text:style-name="P4"><text:span text:style-name="Strong_20_Emphasis"><text:span text:style-name="T5">Explanation of changes:</text:span></text:span></text:p>
      <text:p text:style-name="P4"><text:span text:style-name="T4">We are specifying that the </text:span><text:span text:style-name="Strong_20_Emphasis"><text:span text:style-name="T5">USER</text:span></text:span><text:span text:style-name="T4"> which will execute </text:span><text:span text:style-name="Strong_20_Emphasis"><text:span text:style-name="T5">RUN</text:span></text:span><text:span text:style-name="T4">, </text:span><text:span text:style-name="Strong_20_Emphasis"><text:span text:style-name="T5">CMD</text:span></text:span><text:span text:style-name="T4">, or </text:span><text:span text:style-name="Strong_20_Emphasis"><text:span text:style-name="T5">ENTRYPOINT</text:span></text:span><text:span text:style-name="T4"> instructions will be the </text:span><text:span text:style-name="Strong_20_Emphasis"><text:span text:style-name="T5">node</text:span></text:span><text:span text:style-name="T4"> user, as opposed to </text:span><text:span text:style-name="Strong_20_Emphasis"><text:span text:style-name="T5">root</text:span></text:span><text:span text:style-name="T4"> (default).</text:span></text:p>
      <text:p text:style-name="P4"><text:a xlink:type="simple" xlink:href="https://docs.docker.com/engine/reference/builder/#user" office:target-frame-name="_blank" xlink:show="new" text:style-name="Internet_20_link" text:visited-style-name="Visited_20_Internet_20_Link"><text:span text:style-name="T8">https://docs.docker.com/engine/reference/builder/#user</text:span></text:a></text:p>
      <text:p text:style-name="P4"><text:span text:style-name="T4">We are then creating a directory of </text:span><text:span text:style-name="Strong_20_Emphasis"><text:span text:style-name="T5">/home/node/app</text:span></text:span><text:span text:style-name="T4"> prior to the </text:span><text:span text:style-name="Strong_20_Emphasis"><text:span text:style-name="T5">WORKDIR</text:span></text:span><text:span text:style-name="T4"> instruction. This will prevent a permissions issue since </text:span><text:span text:style-name="Strong_20_Emphasis"><text:span text:style-name="T5">WORKDIR</text:span></text:span><text:span text:style-name="T4"> by default will create a directory if it does not exist and set ownership to </text:span><text:span text:style-name="Strong_20_Emphasis"><text:span text:style-name="T5">root</text:span></text:span><text:span text:style-name="T4">.</text:span></text:p>
      <text:p text:style-name="P4"><text:span text:style-name="T4">The inline </text:span><text:span text:style-name="Strong_20_Emphasis"><text:span text:style-name="T5">chown</text:span></text:span><text:span text:style-name="T4"> commands will set ownership of the files you are copying from your local environment to the </text:span><text:span text:style-name="Strong_20_Emphasis"><text:span text:style-name="T5">node</text:span></text:span><text:span text:style-name="T4"> user in the container.</text:span></text:p>
      <text:p text:style-name="P4"><text:span text:style-name="T4">The end result is that some files and directories will no longer be owned by root, and no npm processes will be run by the root user. Instead, they will all be owned and run by the </text:span><text:span text:style-name="Strong_20_Emphasis"><text:span text:style-name="T5">node</text:span></text:span><text:span text:style-name="T4"> user.</text:span></text:p>
      <text:p text:style-name="P4"/>
      <text:p text:style-name="P3">The code above was taken from this thread:</text:p>
      <text:p text:style-name="P4"><text:a xlink:type="simple" xlink:href="https://github.com/nodejs/docker-node/issues/740" office:target-frame-name="_blank" xlink:show="new" text:style-name="Internet_20_link" text:visited-style-name="Visited_20_Internet_20_Link"><text:span text:style-name="T8">https://github.com/nodejs/docker-node/issues/740</text:span></text:a></text:p>
      <text:p text:style-name="P4"><text:a xlink:type="simple" xlink:href="https://github.com/moby/moby/issues/36408" office:target-frame-name="_blank" xlink:show="new" text:style-name="Internet_20_link" text:visited-style-name="Visited_20_Internet_20_Link"><text:span text:style-name="T8">https://github.com/moby/moby/issues/36408</text:span></text:a></text:p>
      <text:p text:style-name="P4"><text:span text:style-name="T4">Also, you can read up on the </text:span><text:span text:style-name="Strong_20_Emphasis"><text:span text:style-name="T5">chown</text:span></text:span><text:span text:style-name="T4"> flag for the COPY instruction here:</text:span></text:p>
      <text:p text:style-name="P4"><text:a xlink:type="simple" xlink:href="https://docs.docker.com/engine/reference/builder/#copy" office:target-frame-name="_blank" xlink:show="new" text:style-name="Internet_20_link" text:visited-style-name="Visited_20_Internet_20_Link"><text:span text:style-name="T8">https://docs.docker.com/engine/reference/builder/#copy</text:span></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sfmono-regular" svg:font-family="sfmono-regular, Consolas, 'liberation mono', Menlo, Courier, monospace"/>
    <style:font-face style:name="udemy sans" svg:font-family="'udemy sans', 'sf pro text', apple-system, BlinkMacSystemFont, Roboto, 'segoe ui', Helvetica, Arial, sans-serif, 'apple color emoji', 'segoe ui emoji', 'segoe ui symbol'"/>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22T22:44:09.707791415</meta:creation-date>
    <dc:date>2022-12-22T22:45:24.098272774</dc:date>
    <meta:editing-duration>PT1M14S</meta:editing-duration>
    <meta:editing-cycles>1</meta:editing-cycles>
    <meta:document-statistic meta:table-count="0" meta:image-count="0" meta:object-count="0" meta:page-count="1" meta:paragraph-count="24" meta:word-count="296" meta:character-count="2073" meta:non-whitespace-character-count="1775"/>
    <meta:generator>LibreOffice/6.4.7.2$Linux_X86_64 LibreOffice_project/40$Build-2</meta:generator>
  </office:meta>
</office:document-meta>
</file>